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note">
      <style:text-properties style:font-name="Nimbus Roman No9 L" officeooo:paragraph-rsid="000e1ffe"/>
    </style:style>
    <style:style style:name="P2" style:family="paragraph" style:parent-style-name="Standard">
      <style:paragraph-properties fo:text-align="center" style:justify-single-word="false"/>
      <style:text-properties style:font-name="FreeSerif" fo:font-size="14pt" fo:font-style="normal" officeooo:rsid="00143b15" officeooo:paragraph-rsid="00143b15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FreeSerif" fo:font-size="14pt" fo:font-style="normal" officeooo:rsid="0016ebf7" officeooo:paragraph-rsid="0016ebf7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FreeSerif" fo:font-size="14pt" fo:font-style="normal" officeooo:rsid="00188c21" officeooo:paragraph-rsid="00188c21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FreeSerif" fo:font-size="14pt" fo:font-style="normal" officeooo:paragraph-rsid="00196d97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FreeSerif" fo:font-size="14pt" fo:font-style="normal" officeooo:paragraph-rsid="001a57d3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FreeSerif" fo:font-size="14pt" fo:font-style="normal" officeooo:rsid="0005e025" officeooo:paragraph-rsid="001a57d3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FreeSerif" fo:font-size="14pt" fo:font-style="normal" officeooo:rsid="0005e025" officeooo:paragraph-rsid="001be40c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FreeSerif" fo:font-size="14pt" fo:font-style="normal" officeooo:rsid="0005e025" officeooo:paragraph-rsid="001e6e5a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FreeSerif" fo:font-size="14pt" officeooo:rsid="00143b15" officeooo:paragraph-rsid="00143b15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FreeSerif" fo:font-size="14pt" officeooo:paragraph-rsid="00143b15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FreeSerif" fo:font-size="14pt" officeooo:paragraph-rsid="0002ed4a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FreeSerif" fo:font-size="14pt" officeooo:paragraph-rsid="0005e025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FreeSerif" fo:font-size="14pt" officeooo:paragraph-rsid="00108b02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FreeSerif" fo:font-size="14pt" officeooo:paragraph-rsid="0016ebf7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FreeSerif" fo:font-size="14pt" officeooo:rsid="001527a3" officeooo:paragraph-rsid="00143b15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FreeSerif" fo:font-size="14pt" officeooo:rsid="001527a3" officeooo:paragraph-rsid="001527a3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FreeSerif" fo:font-size="14pt" officeooo:rsid="001527a3" officeooo:paragraph-rsid="0020b492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4pt" officeooo:rsid="0020b492" officeooo:paragraph-rsid="0020b492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FreeSerif" fo:font-size="14pt" officeooo:rsid="0020b492" officeooo:paragraph-rsid="0020b492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FreeSerif" fo:font-size="14pt" officeooo:rsid="0002ed4a" officeooo:paragraph-rsid="0002ed4a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FreeSerif" fo:font-size="14pt" officeooo:rsid="0002ed4a" officeooo:paragraph-rsid="002cd611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FreeSerif" fo:font-size="14pt" officeooo:rsid="002b87b6" officeooo:paragraph-rsid="002b87b6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FreeSerif" fo:font-size="14pt" officeooo:rsid="002cd611" officeooo:paragraph-rsid="002cd611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14pt" officeooo:rsid="002cd611" officeooo:paragraph-rsid="002cd611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FreeSerif" fo:font-size="14pt" officeooo:rsid="002e4148" officeooo:paragraph-rsid="002e4148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FreeSerif" fo:font-size="14pt" officeooo:rsid="002e4148" officeooo:paragraph-rsid="00381eb5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style:font-name="FreeSerif" fo:font-size="14pt" officeooo:rsid="002e4148" officeooo:paragraph-rsid="003d4337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style:font-name="FreeSerif" fo:font-size="14pt" officeooo:rsid="00374d3e" officeooo:paragraph-rsid="002e4148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style:font-name="FreeSerif" fo:font-size="14pt" officeooo:rsid="00381eb5" officeooo:paragraph-rsid="00381eb5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style:font-name="FreeSerif" fo:font-size="14pt" officeooo:rsid="00391203" officeooo:paragraph-rsid="00381eb5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style:font-name="FreeSerif" fo:font-size="14pt" officeooo:rsid="003f19f5" officeooo:paragraph-rsid="003d4337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style:font-name="FreeSerif" fo:font-size="14pt" officeooo:rsid="0041eeb8" officeooo:paragraph-rsid="0041eeb8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style:font-name="FreeSerif" fo:font-size="14pt" officeooo:rsid="0041eeb8" officeooo:paragraph-rsid="00488c17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style:font-name="FreeSerif" fo:font-size="14pt" officeooo:rsid="00040568" officeooo:paragraph-rsid="0002ed4a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style:font-name="FreeSerif" fo:font-size="14pt" officeooo:rsid="0005e025" officeooo:paragraph-rsid="0005e025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style:font-name="FreeSerif" fo:font-size="14pt" fo:font-style="italic" officeooo:rsid="0005e025" officeooo:paragraph-rsid="00108b02" style:font-size-asian="14pt" style:font-style-asian="italic" style:font-size-complex="14pt" style:font-style-complex="italic"/>
    </style:style>
    <style:style style:name="P38" style:family="paragraph" style:parent-style-name="Standard">
      <style:paragraph-properties fo:text-align="justify" style:justify-single-word="false"/>
      <style:text-properties style:font-name="FreeSerif" fo:font-size="14pt" fo:font-style="italic" officeooo:rsid="0005e025" officeooo:paragraph-rsid="0016ebf7" style:font-size-asian="14pt" style:font-style-asian="italic" style:font-size-complex="14pt" style:font-style-complex="italic"/>
    </style:style>
    <style:style style:name="P39" style:family="paragraph" style:parent-style-name="Standard">
      <style:paragraph-properties fo:text-align="justify" style:justify-single-word="false"/>
      <style:text-properties style:font-name="FreeSerif" fo:font-size="14pt" fo:font-style="italic" officeooo:rsid="0005e025" officeooo:paragraph-rsid="00196d97" style:font-size-asian="14pt" style:font-style-asian="italic" style:font-size-complex="14pt" style:font-style-complex="italic"/>
    </style:style>
    <style:style style:name="P40" style:family="paragraph" style:parent-style-name="Standard">
      <style:paragraph-properties fo:text-align="justify" style:justify-single-word="false"/>
      <style:text-properties style:font-name="FreeSerif" fo:font-size="14pt" fo:font-style="italic" officeooo:rsid="0005e025" officeooo:paragraph-rsid="001a57d3" style:font-size-asian="14pt" style:font-style-asian="italic" style:font-size-complex="14pt" style:font-style-complex="italic"/>
    </style:style>
    <style:style style:name="P41" style:family="paragraph" style:parent-style-name="Standard">
      <style:paragraph-properties fo:text-align="justify" style:justify-single-word="false"/>
      <style:text-properties style:font-name="FreeSerif" fo:font-size="14pt" fo:font-style="italic" officeooo:rsid="001c464d" officeooo:paragraph-rsid="001be40c" style:font-size-asian="14pt" style:font-style-asian="italic" style:font-size-complex="14pt" style:font-style-complex="italic"/>
    </style:style>
    <style:style style:name="P42" style:family="paragraph" style:parent-style-name="Standard">
      <style:paragraph-properties fo:text-align="justify" style:justify-single-word="false"/>
      <style:text-properties style:font-name="FreeSerif" fo:font-size="12pt" officeooo:rsid="002e4148" officeooo:paragraph-rsid="004108b2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FreeSerif" fo:font-size="12pt" officeooo:rsid="0041eeb8" officeooo:paragraph-rsid="00488c17" style:font-size-asian="12pt" style:font-size-complex="12pt"/>
    </style:style>
    <style:style style:name="P44" style:family="paragraph" style:parent-style-name="Standard">
      <style:paragraph-properties fo:text-align="end" style:justify-single-word="false"/>
      <style:text-properties style:font-name="FreeSerif" fo:font-size="12pt" fo:font-style="normal" officeooo:rsid="00143b15" officeooo:paragraph-rsid="0028d26c" style:font-size-asian="12pt" style:font-style-asian="normal" style:font-size-complex="12pt" style:font-style-complex="normal"/>
    </style:style>
    <style:style style:name="P45" style:family="paragraph" style:parent-style-name="Standard">
      <style:paragraph-properties fo:text-align="end" style:justify-single-word="false"/>
      <style:text-properties style:font-name="FreeSerif" fo:font-size="12pt" fo:font-style="normal" officeooo:rsid="0024c69d" officeooo:paragraph-rsid="0028d26c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text-align="justify" style:justify-single-word="false"/>
      <style:text-properties style:font-name="FreeSerif" fo:font-size="14pt" style:text-underline-style="none" officeooo:rsid="00488c17" officeooo:paragraph-rsid="00488c17" style:font-size-asian="14pt" style:font-size-complex="14pt"/>
    </style:style>
    <style:style style:name="T1" style:family="text">
      <style:text-properties officeooo:rsid="0002ed4a"/>
    </style:style>
    <style:style style:name="T2" style:family="text">
      <style:text-properties officeooo:rsid="00040568"/>
    </style:style>
    <style:style style:name="T3" style:family="text">
      <style:text-properties officeooo:rsid="0005e025"/>
    </style:style>
    <style:style style:name="T4" style:family="text">
      <style:text-properties fo:font-variant="small-caps" fo:font-style="italic" style:font-style-asian="italic" style:font-style-complex="italic"/>
    </style:style>
    <style:style style:name="T5" style:family="text">
      <style:text-properties fo:font-variant="small-caps" fo:font-style="italic" officeooo:rsid="0005e025" style:font-style-asian="italic" style:font-style-complex="italic"/>
    </style:style>
    <style:style style:name="T6" style:family="text">
      <style:text-properties fo:font-variant="small-caps" fo:font-style="normal" officeooo:rsid="00108b02" style:font-style-asian="normal" style:font-style-complex="normal"/>
    </style:style>
    <style:style style:name="T7" style:family="text">
      <style:text-properties fo:font-variant="small-caps" fo:font-style="normal" officeooo:rsid="0005e025" style:font-style-asian="normal" style:font-style-complex="normal"/>
    </style:style>
    <style:style style:name="T8" style:family="text">
      <style:text-properties fo:font-variant="small-caps" fo:font-style="normal" officeooo:rsid="0016ebf7" style:font-style-asian="normal" style:font-style-complex="normal"/>
    </style:style>
    <style:style style:name="T9" style:family="text">
      <style:text-properties fo:font-variant="small-caps" officeooo:rsid="0016ebf7"/>
    </style:style>
    <style:style style:name="T10" style:family="text">
      <style:text-properties fo:font-variant="small-caps" officeooo:rsid="00108b02"/>
    </style:style>
    <style:style style:name="T11" style:family="text">
      <style:text-properties fo:font-variant="small-caps" officeooo:rsid="0005e025"/>
    </style:style>
    <style:style style:name="T12" style:family="text">
      <style:text-properties fo:font-variant="small-caps" officeooo:rsid="00188c21"/>
    </style:style>
    <style:style style:name="T13" style:family="text">
      <style:text-properties fo:font-variant="small-caps" officeooo:rsid="0024c69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5e025" style:font-style-asian="italic" style:font-style-complex="italic"/>
    </style:style>
    <style:style style:name="T16" style:family="text">
      <style:text-properties fo:font-style="italic" officeooo:rsid="0008c320" style:font-style-asian="italic" style:font-style-complex="italic"/>
    </style:style>
    <style:style style:name="T17" style:family="text">
      <style:text-properties fo:font-style="italic" officeooo:rsid="0002ed4a" style:font-style-asian="italic" style:font-style-complex="italic"/>
    </style:style>
    <style:style style:name="T18" style:family="text">
      <style:text-properties fo:font-style="italic" officeooo:rsid="00040568" style:font-style-asian="italic" style:font-style-complex="italic"/>
    </style:style>
    <style:style style:name="T19" style:family="text">
      <style:text-properties fo:font-style="italic" officeooo:rsid="000aabda" style:font-style-asian="italic" style:font-style-complex="italic"/>
    </style:style>
    <style:style style:name="T20" style:family="text">
      <style:text-properties fo:font-style="italic" officeooo:rsid="000e1ffe" style:font-style-asian="italic" style:font-style-complex="italic"/>
    </style:style>
    <style:style style:name="T21" style:family="text">
      <style:text-properties fo:font-style="italic" officeooo:rsid="000e2965" style:font-style-asian="italic" style:font-style-complex="italic"/>
    </style:style>
    <style:style style:name="T22" style:family="text">
      <style:text-properties fo:font-style="italic" officeooo:rsid="001527a3" style:font-style-asian="italic" style:font-style-complex="italic"/>
    </style:style>
    <style:style style:name="T23" style:family="text">
      <style:text-properties fo:font-style="italic" officeooo:rsid="0016ebf7" style:font-style-asian="italic" style:font-style-complex="italic"/>
    </style:style>
    <style:style style:name="T24" style:family="text">
      <style:text-properties fo:font-style="italic" officeooo:rsid="00196d97" style:font-style-asian="italic" style:font-style-complex="italic"/>
    </style:style>
    <style:style style:name="T25" style:family="text">
      <style:text-properties fo:font-style="italic" officeooo:rsid="001a57d3" style:font-style-asian="italic" style:font-style-complex="italic"/>
    </style:style>
    <style:style style:name="T26" style:family="text">
      <style:text-properties fo:font-style="italic" officeooo:rsid="001c464d" style:font-style-asian="italic" style:font-style-complex="italic"/>
    </style:style>
    <style:style style:name="T27" style:family="text">
      <style:text-properties fo:font-style="italic" officeooo:rsid="001e6e5a" style:font-style-asian="italic" style:font-style-complex="italic"/>
    </style:style>
    <style:style style:name="T28" style:family="text">
      <style:text-properties fo:font-style="italic" officeooo:rsid="002cd611" style:font-style-asian="italic" style:font-style-complex="italic"/>
    </style:style>
    <style:style style:name="T29" style:family="text">
      <style:text-properties fo:font-style="italic" officeooo:rsid="00381eb5" style:font-style-asian="italic" style:font-style-complex="italic"/>
    </style:style>
    <style:style style:name="T30" style:family="text">
      <style:text-properties fo:font-style="italic" officeooo:rsid="00391203" style:font-style-asian="italic" style:font-style-complex="italic"/>
    </style:style>
    <style:style style:name="T31" style:family="text">
      <style:text-properties fo:font-style="italic" officeooo:rsid="004108b2" style:font-style-asian="italic" style:font-style-complex="italic"/>
    </style:style>
    <style:style style:name="T32" style:family="text">
      <style:text-properties fo:font-style="italic" officeooo:rsid="003f19f5" style:font-style-asian="italic" style:font-style-complex="italic"/>
    </style:style>
    <style:style style:name="T33" style:family="text">
      <style:text-properties fo:font-style="italic" officeooo:rsid="00441915" style:font-style-asian="italic" style:font-style-complex="italic"/>
    </style:style>
    <style:style style:name="T34" style:family="text">
      <style:text-properties fo:font-style="italic" style:text-underline-style="none" officeooo:rsid="004540ac" style:font-style-asian="italic" style:font-style-complex="italic"/>
    </style:style>
    <style:style style:name="T35" style:family="text">
      <style:text-properties fo:font-style="italic" style:text-underline-style="none" officeooo:rsid="0046273a" style:font-style-asian="italic" style:font-style-complex="italic"/>
    </style:style>
    <style:style style:name="T36" style:family="text">
      <style:text-properties fo:font-style="italic" style:text-underline-style="none" officeooo:rsid="00488c17" style:font-style-asian="italic" style:font-style-complex="italic"/>
    </style:style>
    <style:style style:name="T37" style:family="text">
      <style:text-properties fo:font-style="italic" style:text-underline-style="none" officeooo:rsid="004a507d" style:font-style-asian="italic" style:font-style-complex="italic"/>
    </style:style>
    <style:style style:name="T38" style:family="text">
      <style:text-properties officeooo:rsid="000c2197"/>
    </style:style>
    <style:style style:name="T39" style:family="text">
      <style:text-properties officeooo:rsid="000e1ffe"/>
    </style:style>
    <style:style style:name="T40" style:family="text">
      <style:text-properties officeooo:rsid="000e2965"/>
    </style:style>
    <style:style style:name="T41" style:family="text">
      <style:text-properties officeooo:rsid="00143b15"/>
    </style:style>
    <style:style style:name="T42" style:family="text">
      <style:text-properties officeooo:rsid="0014cf2f"/>
    </style:style>
    <style:style style:name="T43" style:family="text">
      <style:text-properties officeooo:rsid="001527a3"/>
    </style:style>
    <style:style style:name="T44" style:family="text">
      <style:text-properties fo:font-style="normal" officeooo:rsid="0016ebf7" style:font-style-asian="normal" style:font-style-complex="normal"/>
    </style:style>
    <style:style style:name="T45" style:family="text">
      <style:text-properties fo:font-style="normal" officeooo:rsid="0005e025" style:font-style-asian="normal" style:font-style-complex="normal"/>
    </style:style>
    <style:style style:name="T46" style:family="text">
      <style:text-properties fo:font-style="normal" officeooo:rsid="00108b02" style:font-style-asian="normal" style:font-style-complex="normal"/>
    </style:style>
    <style:style style:name="T47" style:family="text">
      <style:text-properties fo:font-style="normal" officeooo:rsid="00381eb5" style:font-style-asian="normal" style:font-style-complex="normal"/>
    </style:style>
    <style:style style:name="T48" style:family="text">
      <style:text-properties officeooo:rsid="00108b02"/>
    </style:style>
    <style:style style:name="T49" style:family="text">
      <style:text-properties officeooo:rsid="001a57d3"/>
    </style:style>
    <style:style style:name="T50" style:family="text">
      <style:text-properties officeooo:rsid="001be40c"/>
    </style:style>
    <style:style style:name="T51" style:family="text">
      <style:text-properties officeooo:rsid="001c464d"/>
    </style:style>
    <style:style style:name="T52" style:family="text">
      <style:text-properties officeooo:rsid="0020b492"/>
    </style:style>
    <style:style style:name="T53" style:family="text">
      <style:text-properties officeooo:rsid="00212481"/>
    </style:style>
    <style:style style:name="T54" style:family="text">
      <style:text-properties officeooo:rsid="0022376d"/>
    </style:style>
    <style:style style:name="T55" style:family="text">
      <style:text-properties officeooo:rsid="00242de1"/>
    </style:style>
    <style:style style:name="T56" style:family="text">
      <style:text-properties officeooo:rsid="0024c085"/>
    </style:style>
    <style:style style:name="T57" style:family="text">
      <style:text-properties officeooo:rsid="0024c69d"/>
    </style:style>
    <style:style style:name="T58" style:family="text">
      <style:text-properties officeooo:rsid="002cd611"/>
    </style:style>
    <style:style style:name="T59" style:family="text">
      <style:text-properties officeooo:rsid="00344a8b"/>
    </style:style>
    <style:style style:name="T60" style:family="text">
      <style:text-properties officeooo:rsid="003631ed"/>
    </style:style>
    <style:style style:name="T61" style:family="text">
      <style:text-properties officeooo:rsid="00374d3e"/>
    </style:style>
    <style:style style:name="T62" style:family="text">
      <style:text-properties officeooo:rsid="00381eb5"/>
    </style:style>
    <style:style style:name="T63" style:family="text">
      <style:text-properties officeooo:rsid="00391203"/>
    </style:style>
    <style:style style:name="T64" style:family="text">
      <style:text-properties officeooo:rsid="003d4337"/>
    </style:style>
    <style:style style:name="T65" style:family="text">
      <style:text-properties officeooo:rsid="003f19f5"/>
    </style:style>
    <style:style style:name="T66" style:family="text">
      <style:text-properties officeooo:rsid="004108b2"/>
    </style:style>
    <style:style style:name="T67" style:family="text">
      <style:text-properties style:text-underline-style="none" officeooo:rsid="00441915"/>
    </style:style>
    <style:style style:name="T68" style:family="text">
      <style:text-properties style:text-underline-style="none" officeooo:rsid="004540ac"/>
    </style:style>
    <style:style style:name="T69" style:family="text">
      <style:text-properties style:text-underline-style="none" officeooo:rsid="0046273a"/>
    </style:style>
    <style:style style:name="T70" style:family="text">
      <style:text-properties style:text-underline-style="none" officeooo:rsid="00488c17"/>
    </style:style>
    <style:style style:name="T71" style:family="text">
      <style:text-properties style:text-underline-style="none" officeooo:rsid="004a507d"/>
    </style:style>
    <style:style style:name="T72" style:family="text">
      <style:text-properties style:text-underline-style="none" officeooo:rsid="004c1cf1"/>
    </style:style>
    <style:style style:name="T73" style:family="text">
      <style:text-properties officeooo:rsid="004419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LOGO</text:p>
      <text:p text:style-name="P2"/>
      <text:p text:style-name="P44">“<text:span text:style-name="T57">Los españoles americanos, si dan todo el valor que dar </text:span></text:p>
      <text:p text:style-name="P45">se debe á la uniformidad de nuestro lenguaje en ambos </text:p>
      <text:p text:style-name="P45">hemisferios, han de hacer el sacrificio de atenerse, como </text:p>
      <text:p text:style-name="P45">á centro de uniformidad, al de Castilla, que le dió el sér </text:p>
      <text:p text:style-name="P44"><text:span text:style-name="T57">y el nombre.”---</text:span><text:span text:style-name="T13">Puighblanch</text:span></text:p>
      <text:p text:style-name="P2"/>
      <text:p text:style-name="P2">I.</text:p>
      <text:p text:style-name="P10"/>
      <text:p text:style-name="P11"><text:span text:style-name="T41">Es el bien hablar una de las más claras señales de la gente culta y bien nacida y condicion indispensable de cuantos aspiren á utilizar en pro de sus semejantes, por medio de la palabra ó de la escritura, los talentos con que la naturaleza los ha favorecido: de ahí el empeño con que se recomienda el estudio de la gramática. Pero siendo esta materia sobremanera abstrusa en la forma en que se explica en las obras relativas á ella y según se enseña en los colegios, tal que debe mirarse como ramo de alta filosofía, y siendo ademas esas obras insuficientes para lo que promete su definicion por cuanto nada ó casi nada nos dicen sobre la propiedad y pureza de las voces, acontece que los alumnos muy escaso provecho sacan de </text:span><text:span text:style-name="T42">las aulas, y fuera de ellas pocos tienen el valor suficiente para consagrarse á aprenderla. Un libro, pues, escrito no en el estilo grave y estirado que demandan los trabajos didácticos, ni repleto de aquella balumba de reglas generalmente inútiles en la vida práctica por versar </text:span><text:span text:style-name="T42">en su mayor parte sobre puntos en que nadie yerra; ántes bien </text:span><text:span text:style-name="T43">amenizado con todos los tonos y en el cual se contengan y señalen, digámoslo así, con el dedo las incorrecciones á que más frecuentemente nos deslizamos al hablar y al escribir, debe sin duda ser útil á los que no pueden vacar á estas especulaciones, de poca monta en apariencia, pero en realidad inaccesibles á la generalidad por la aplicacion y muchos libros necesarios para ellas. Varias veces ántes de ahora se ha acometido entre nosotros y con mayor ó menor acierto llevádose a cabo esta empresa, y á satisfacer la misma necesidad nos hemos esforzado en estas </text:span><text:span text:style-name="T22">Apuntaciones</text:span><text:span text:style-name="T43">; sin la presuncion de oscurecer á nuestros antecesores, reconocemos á cada cual su mérito, y confesamos serles deudores de observaciones que acaso se nos hubieran escapado.</text:span></text:p>
      <text:p text:style-name="P16"/>
      <text:p text:style-name="P17">Dichos sumariamente el motivo y objeto de esta obra, nos extenderemos algo más sobre su espíritu y el modo como hemos querido darle cima.</text:p>
      <text:p text:style-name="P17"/>
      <text:p text:style-name="P19">II.</text:p>
      <text:p text:style-name="P20"/>
      <text:p text:style-name="P18"><text:span text:style-name="T52">Nada, en nuestro sentir, simboliza tan cumplidamente á la Patria como la lengua: en ella se encarna cuanto hay de más dulce y caro para el individuo y la familia, desde la </text:span><text:span text:style-name="T52">oracion aprendida del labio materno y los cuentos referidos al amor de la lumbre, hasta la desolacion que traen la muerte de los padres y el apagamiento del hogar; </text:span><text:span text:style-name="T53">un </text:span><text:soft-page-break/><text:span text:style-name="T53">cantarcillo </text:span><text:span text:style-name="T53">popular evoca la imágen de alegres fiestas, y un himno guerrero, la de gloriosas victorias; en una tierra extraña </text:span><text:span text:style-name="T53">aunque halláramos campos iguales </text:span><text:span text:style-name="T54">á aquellos en que jugábamos de niños, y viéramos allí casas iguales á donde se columpió nuestra cuna, nos dice el corazon que, si no oyéramos los acentos de la lengua nativa, deshecha toda ilusion, siempre nos reputaríamos extranjeros y suspiraríamos por las auras de la Patria. </text:span><text:span text:style-name="T55">De suerte que mirar por la lengua vale para nosotros tanto como cuidar los recuerd</text:span><text:span text:style-name="T56">o</text:span><text:span text:style-name="T55">s de nuestros mayores, las tradiciones de nuestro pueblo </text:span><text:span text:style-name="T56">y las glorias de nuestros héroes; y cuando varios pueblos gozan del beneficio de un idioma comun, propender á su uniformidad es avigorar sus simpatías y relaciones, hacerlos uno solo. Por eso, despues de quienes trabajan por conservar la unidad de creencias religiosas, nadie hace tanto por el hermanamiento de las naciones hispano-americanas, como los fomentadores de aquellos estudios </text:span><text:span text:style-name="T56">que tienden á conservar la pureza de su idioma, destruyendo las barreras que las diferencias dialécticas oponen al comercio de las ideas. </text:span></text:p>
      <text:p text:style-name="P21"/>
      <text:p text:style-name="P23">Pero ¿y cuál será la norma á que todos hayamos de sujetarnos? Ya que la razon no lo pidiera, la necesidad nos forzaria á tomar por dechado de nuestra lengua á la de Castilla, donde nació, y, llevando su nombre, creció y se ilustró con el cultivo de eminentísimos escritores, envidia de las naciones extrañas y encanto de todo el mundo; tipo único reconocido entre los pueblos civilizados, á que debe atenerse quien desee ser entendido y estimado entre ellos.</text:p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CAPITULO I.</text:p>
      <text:p text:style-name="P25"/>
      <text:p text:style-name="P25">ACENTUACION.</text:p>
      <text:p text:style-name="P25"/>
      <text:p text:style-name="P25">GLOSARIO.</text:p>
      <text:p text:style-name="P24"/>
      <text:p text:style-name="P22"><text:span text:style-name="T58">1. </text:span><text:span text:style-name="T28">Letra</text:span><text:span text:style-name="T58">: signo que representa un sonido, de ordinario elemental, de la voz humana; tambien se llama letra el sonido mismo.---</text:span><text:span text:style-name="T28">Vocales</text:span><text:span text:style-name="T58"> son las letras que pueden pronunciarse por sí solas con claridad y distincion: </text:span><text:span text:style-name="T28">a</text:span><text:span text:style-name="T58">, </text:span><text:span text:style-name="T28">e</text:span><text:span text:style-name="T58">, </text:span><text:span text:style-name="T28">i</text:span><text:span text:style-name="T58">, </text:span><text:span text:style-name="T28">o</text:span><text:span text:style-name="T58">, </text:span><text:span text:style-name="T28">u</text:span><text:span text:style-name="T58">.---</text:span><text:span text:style-name="T28">Consonantes</text:span><text:span text:style-name="T58"> son las que no pueden pronunciarse bien sin el auxilio de las vocales: como </text:span><text:span text:style-name="T28">d</text:span><text:span text:style-name="T58">, </text:span><text:span text:style-name="T28">p</text:span><text:span text:style-name="T58">, </text:span><text:span text:style-name="T28">t</text:span><text:span text:style-name="T58">.</text:span></text:p>
      <text:p text:style-name="P24"/>
      <text:p text:style-name="P26">5. Vamos á tratar en el presente capítulo de aquellas palabras en que arbitrariamente se ha cambiado el lugar del acento: descuellan entre éstas muchas graves convertidas en esdrújulas á causa de la ignorancia de las lenguas sábias y de la pedantería de querer dar aire científico y campanudo á vocablos que en manera alguna han menester semejantes arreos. <text:span text:style-name="T59">Apelando á la etimología y aduciendo ejemplos que patenticen la recta pronunciacion, </text:span><text:span text:style-name="T60">haremos comparecer los orondos esdrújulos en su ordinaria categoría de llanos, </text:span><text:span text:style-name="T61">y las demas, en la forma que les corresponda; con lo cual quebraremos los ojos á quienes inconsultamente prohijan tales dislates.</text:span></text:p>
      <text:p text:style-name="P29"/>
      <text:p text:style-name="P29"/>
      <text:p text:style-name="P29"/>
      <text:p text:style-name="P27"><text:span text:style-name="T62">309. Hablando de una señora decia un periódico que “</text:span><text:span text:style-name="T47">se</text:span><text:span text:style-name="T29"> le</text:span><text:span text:style-name="T62"> veia siempre en los hospitales.” Este es yerro que debe cuidadosamente evitarse, pues en estas construcciones de sentido impersonal se dice siempre en el femenino </text:span><text:span text:style-name="T29">la, las</text:span><text:span text:style-name="T62">, segun que lo atestiguan los ejemplos siguientes:</text:span></text:p>
      <text:p text:style-name="P30"><text:soft-page-break/></text:p>
      <text:p text:style-name="P27"><text:span text:style-name="T62">“Esta unidad es tan esencial en esta clase de composiciones como en todas las obras de bellas artes; el drama mas nutrido de sucesos la consiente, ó, por mejor decir, la exige, así como se </text:span><text:span text:style-name="T29">la</text:span><text:span text:style-name="T62"> admira en los inmensos cuadros de Julio Romano.” (Mart</text:span><text:span text:style-name="T63">í</text:span><text:span text:style-name="T62">nez de la Rosa, </text:span><text:span text:style-name="T30">Apuntes sobre el drama histórico</text:span><text:span text:style-name="T63">.)--- “El <text:s/>ama bonita suele gastar buen genio, pues como se </text:span><text:span text:style-name="T30">la</text:span><text:span text:style-name="T63"> mima y regala, no hay motivo </text:span><text:span text:style-name="T63">para que se le exalte la bílis.” (Hartzenbusch, </text:span><text:span text:style-name="T30">El ama de llaves</text:span><text:span text:style-name="T63">.)</text:span></text:p>
      <text:p text:style-name="P31"/>
      <text:p text:style-name="P28"><text:span text:style-name="T64">310. Acabamos de ver que en las construcciones de sentido impersonal, </text:span><text:span text:style-name="T65">se dice </text:span><text:span text:style-name="T32">se la</text:span><text:span text:style-name="T65">, </text:span><text:span text:style-name="T32">se las</text:span><text:span text:style-name="T65">, cuando se habla de mujeres: hablándose de hombres, se dice </text:span><text:span text:style-name="T32">se le</text:span><text:span text:style-name="T65">, </text:span><text:span text:style-name="T32">se les</text:span><text:span text:style-name="T65">; ejemplos:</text:span></text:p>
      <text:p text:style-name="P32"/>
      <text:p text:style-name="P42"><text:span text:style-name="T65">“</text:span><text:span text:style-name="T66">Se convierte á Alejandro (en el poema de su nombre) en un paladin de la edad média, y </text:span><text:span text:style-name="T31">se le</text:span><text:span text:style-name="T66"> arma caballero con todas las formalidades que entónces se usaban.” (Gil y Zárate, </text:span><text:span text:style-name="T31">Manual de literatura</text:span><text:span text:style-name="T66">, </text:span><text:span text:style-name="T31">pte. II</text:span><text:span text:style-name="T66">, </text:span><text:span text:style-name="T31">seccion I</text:span><text:span text:style-name="T66">, </text:span><text:span text:style-name="T31">cap. II</text:span><text:span text:style-name="T66">.) “Los prosistas quedan por lo regular confinados en las bibliotecas, de donde no </text:span><text:span text:style-name="T31">se les</text:span><text:span text:style-name="T66"> saca sino de cuando en cuando para consultarlos.” (Id, </text:span><text:span text:style-name="T31">ib</text:span><text:span text:style-name="T66">, </text:span><text:span text:style-name="T31">seccion II</text:span><text:span text:style-name="T66">, </text:span><text:span text:style-name="T31">cap.</text:span><text:span text:style-name="T66"> ) “Faltos los más de la competente instrucción, </text:span><text:span text:style-name="T31">se les</text:span><text:span text:style-name="T66"> ve incurrir á veces en errores manifiestos, como los que notó el sensato Luzan áun en los autores de más fama.” </text:span><text:span text:style-name="T62">(Mart</text:span><text:span text:style-name="T63">í</text:span><text:span text:style-name="T62">nez de la Rosa, </text:span><text:span text:style-name="T30">Apuntes sobre el drama histórico</text:span><text:span text:style-name="T63">.): </text:span></text:p>
      <text:p text:style-name="P24"/>
      <text:p text:style-name="P33">3<text:span text:style-name="T73">3</text:span>1. <text:span text:style-name="T73">Con poco acuerdo se confunden generalmente las expresiones </text:span><text:span text:style-name="T33">el mismo</text:span><text:span text:style-name="T73">, </text:span><text:span text:style-name="T33">uno mismo</text:span><text:span text:style-name="T73">: la primera presupone siempre un término de comparación, o en lo que precede, o en lo que sigue, cosa que no sucede con la segunda. Con ejemplos se esclarecerá esta diferencia, que a algunos pudiera ser sutil y caprichosa, pero sustentada por la práctica de los escritores más correctos y castizos y por el valor de los elementos que constituyen ese modo de hablar.</text:span></text:p>
      <text:p text:style-name="P33"><text:span text:style-name="T67">“</text:span><text:span text:style-name="T68">Mientras que en la corte se hacían estas tentativas tan vanas como viles para destruir al maestre, los grandes por su parte, aunque desparramados y dispersos se entendían y confederaban en </text:span><text:span text:style-name="T34">la misma</text:span><text:span text:style-name="T68"> intención” (Quintana, </text:span><text:span text:style-name="T34">Vida de don Álvaro de Luna</text:span><text:span text:style-name="T68">); esto es, “en la intención de destruir al maestre”, </text:span><text:span text:style-name="T69">de la cual se habló primero</text:span><text:span text:style-name="T68">.</text:span></text:p>
      <text:p text:style-name="P33"><text:span text:style-name="T68">“</text:span><text:span text:style-name="T69">Con </text:span><text:span text:style-name="T35">la misma</text:span><text:span text:style-name="T69"> lengua y </text:span><text:span text:style-name="T35">las mismas</text:span><text:span text:style-name="T69"> palabras que usa el palurdo, hablan el sabio y el orador” (Capmany, </text:span><text:span text:style-name="T35">Filosofía de la elocuencia</text:span><text:span text:style-name="T69">, </text:span><text:span text:style-name="T35">prólogo</text:span><text:span text:style-name="T69">): aquí la palabra </text:span><text:span text:style-name="T35">que</text:span><text:span text:style-name="T69"> demuestra que se trata de una comparación; si se suprimiese y en lugar de dos verbos se pusiese solo uno, era menester decir </text:span><text:span text:style-name="T35">uno mismo</text:span><text:span text:style-name="T69">: “El palurdo, el sabio y el orador hablan con </text:span><text:span text:style-name="T35">una misma</text:span><text:span text:style-name="T69"> lengua y </text:span><text:span text:style-name="T35">unas mismas</text:span><text:span text:style-name="T69"> palabras”.</text:span></text:p>
      <text:p text:style-name="P46">Como en vez de <text:span text:style-name="T14">el mismo</text:span> nadie emplea <text:span text:style-name="T14">uno mismo</text:span>, sino que, al contrario, se ignora el uso de este, allegaremos unos tantos ejemplos que muestren los casos en que es forzoso su uso:</text:p>
      <text:p text:style-name="P46"/>
      <text:p text:style-name="P43"><text:span text:style-name="T70">“El hombre nacido de mujer vive poco tiempo, está lleno de muchas miserias; sale como una flor, y luego se marchita, y huye como sombra, y nunca permanece en </text:span><text:span text:style-name="T36">un mismo</text:span><text:span text:style-name="T70"> estado.” (</text:span><text:span text:style-name="T36">Fray Luis de Granada</text:span><text:span text:style-name="T70">, </text:span><text:span text:style-name="T36">Guía de pecadores</text:span><text:span text:style-name="T70">, </text:span><text:span text:style-name="T36">lib. I</text:span><text:span text:style-name="T70">, </text:span><text:span text:style-name="T36">cap. VIII.</text:span><text:span text:style-name="T70">) – Nombró cardenales en </text:span><text:span text:style-name="T36">un mismo</text:span><text:span text:style-name="T70"> día dos sobrinos suyos.” (</text:span><text:span text:style-name="T36">Mariana </text:span><text:span text:style-name="T70">, </text:span><text:span text:style-name="T36">Historia de España</text:span><text:span text:style-name="T70">, </text:span><text:span text:style-name="T36">lib. XXII</text:span><text:span text:style-name="T70">, </text:span><text:span text:style-name="T36">cap. XVII.</text:span><text:span text:style-name="T70">) </text:span><text:span text:style-name="T71">– No todas las cosas suceden de </text:span><text:span text:style-name="T37">un mismo</text:span><text:span text:style-name="T71"> modo (Cervantes, Quij., pte. I, cap. XIX.)</text:span></text:p>
      <text:p text:style-name="P46"/>
      <text:p text:style-name="P34"><text:soft-page-break/><text:span text:style-name="T70">Por aquí se ve lo que arriba indicamos, que </text:span><text:span text:style-name="T36">uno mismo</text:span><text:span text:style-name="T70"> no presupone un término de comparación ni en lo que precede ni en lo que sigue, pues las frase</text:span><text:span text:style-name="T72">s</text:span><text:span text:style-name="T70"> en que entra ofrecen un sentido completo y cabal.</text:span></text:p>
      <text:p text:style-name="P46">En lugar de <text:span text:style-name="T14">uno mismo</text:span> se dice muy elegantemente <text:span text:style-name="T14">uno</text:span>; v. gr.</text:p>
      <text:p text:style-name="P21"/>
      <text:p text:style-name="P12"><text:span text:style-name="T1">413. Vamos a tratar del grande escollo no sólo de los bogotanos sino de la mayor parte de los americanos, del </text:span><text:span text:style-name="T17">que</text:span><text:span text:style-name="T1"> galicado por excelencia, del </text:span><text:span text:style-name="T17">que</text:span><text:span text:style-name="T1"> contrapuesto mediante el verbo </text:span><text:span text:style-name="T17">ser</text:span><text:span text:style-name="T1"> á adverbios y complementos: no contento con bizarrear en escritos de los periodistas, </text:span><text:span text:style-name="T1">poetastros, filosofastros y la innúmera caterva de </text:span><text:span text:style-name="T2">los demas corruptores de la lengua castellana, y áun en los de autores por otra parte estimables, va cundiendo anchamente en el lenguaje familiar y áun en el vulgar. Varias veces se ha dado la voz de alarma, pero, segun parece, muy pocos entre el comun de los lectores han caido en el chiste, y no conocen el famoso </text:span><text:span text:style-name="T18">que</text:span><text:span text:style-name="T2">, y consiguientemente no saben evitarlo;</text:span><text:span text:style-name="T2"><text:note text:id="ftn1" text:note-class="footnote"><text:note-citation>1</text:note-citation><text:note-body><text:p text:style-name="P1"><text:span text:style-name="T39">En prueba de esto léase el siguiente pasaje de una obra de crítica gramatical que nos daria pena citar con sus pelos y señales: “Cuando en cierto escrito leimos: '</text:span><text:span text:style-name="T20">Es por eso</text:span><text:span text:style-name="T39"> que no me complace la lectura de los clásicos,' dijimos: Verdad; porque, á gustarle, habria dicho: </text:span><text:span text:style-name="T21">Por eso es</text:span><text:span text:style-name="T40"> que no me gusta la lectura de los clásicos”. El crítico achaca aquí el error á la transposicion.</text:span></text:p></text:note-body></text:note></text:span><text:span text:style-name="T2"> por este motivo vamos á </text:span><text:span text:style-name="T2">presentar muestras de él con los varios giros que pueden usarse en su reemplazo, para lo cual pondremos algunas frases francesas con su version.</text:span></text:p>
      <text:p text:style-name="P35"/>
      <text:p text:style-name="P13"><text:span text:style-name="T3">1. </text:span><text:span text:style-name="T15">Ce fut dans le XV siècle </text:span><text:span text:style-name="T5">que</text:span><text:span text:style-name="T15"> l</text:span><text:span text:style-name="T16">'</text:span><text:span text:style-name="T19">A</text:span><text:span text:style-name="T15">mérique fut découverte</text:span><text:span text:style-name="T3">.</text:span></text:p>
      <text:p text:style-name="P36"/>
      <text:p text:style-name="P36">Traduccion bárbara:</text:p>
      <text:p text:style-name="P36"/>
      <text:p text:style-name="P13"><text:bookmark-start text:name="__DdeLink__4_1162244961"/><text:span text:style-name="T15">Fué en el siglo XV </text:span><text:span text:style-name="T5">que</text:span><text:span text:style-name="T15"> se descubrió la América</text:span><text:span text:style-name="T3">.</text:span><text:bookmark-end text:name="__DdeLink__4_1162244961"/></text:p>
      <text:p text:style-name="P36"/>
      <text:p text:style-name="P13"><text:span text:style-name="T3">Como se ve, se ha dejado e</text:span><text:span text:style-name="T38">l</text:span><text:span text:style-name="T3"> </text:span><text:span text:style-name="T15">que</text:span><text:span text:style-name="T3"> del frances contrapuesto al complemento </text:span><text:span text:style-name="T15">en el siglo XV</text:span><text:span text:style-name="T3">; para que eso sea castellano es menester poner en lugar del </text:span><text:span text:style-name="T15">que</text:span><text:span text:style-name="T3"> solo, un complemento an</text:span><text:span text:style-name="T38">á</text:span><text:span text:style-name="T3">logo al anterior:</text:span></text:p>
      <text:p text:style-name="P36"/>
      <text:p text:style-name="P14"><text:span text:style-name="T15">Fué en el siglo XV </text:span><text:span text:style-name="T6">en el</text:span><text:span text:style-name="T46"> </text:span><text:span text:style-name="T7">que</text:span><text:span text:style-name="T15"> se descubrió América;</text:span></text:p>
      <text:p text:style-name="P37"/>
      <text:p text:style-name="P15"><text:span text:style-name="T44">ó poner el adverbio correspondiente</text:span><text:span text:style-name="T45">, </text:span><text:span text:style-name="T44">que, hablándose de tiempo, será </text:span><text:span text:style-name="T23">cuando</text:span><text:span text:style-name="T44">:</text:span></text:p>
      <text:p text:style-name="P3"/>
      <text:p text:style-name="P15"><text:span text:style-name="T15">Fué en el siglo XV </text:span><text:span text:style-name="T8">cuando</text:span><text:span text:style-name="T15"> se descubrió América.</text:span></text:p>
      <text:p text:style-name="P38"/>
      <text:p text:style-name="P4">Todavía tienen cabida otros modos: v. gr.</text:p>
      <text:p text:style-name="P4"/>
      <text:p text:style-name="P5"><text:span text:style-name="T24">E</text:span><text:span text:style-name="T15">l siglo XV <text:s/></text:span><text:span text:style-name="T24">f</text:span><text:span text:style-name="T15">ué <text:s/></text:span><text:span text:style-name="T10">e</text:span><text:span text:style-name="T12">l</text:span><text:span text:style-name="T10"> e</text:span><text:span text:style-name="T12">n</text:span><text:span text:style-name="T48"> </text:span><text:span text:style-name="T11">que </text:span><text:span text:style-name="T15">se descubrió América;</text:span></text:p>
      <text:p text:style-name="P5"><text:span text:style-name="T24">E</text:span><text:span text:style-name="T15">l siglo XV <text:s/></text:span><text:span text:style-name="T24">f</text:span><text:span text:style-name="T15">ué <text:s/></text:span><text:span text:style-name="T10">en el</text:span><text:span text:style-name="T48"> </text:span><text:span text:style-name="T11">que</text:span><text:span text:style-name="T5"> </text:span><text:span text:style-name="T15">se descubrió América;</text:span></text:p>
      <text:p text:style-name="P5"><text:span text:style-name="T24">E</text:span><text:span text:style-name="T15">l siglo XV <text:s/></text:span><text:span text:style-name="T24">f</text:span><text:span text:style-name="T15">ué <text:s/></text:span><text:span text:style-name="T9">cuando</text:span><text:span text:style-name="T5"> </text:span><text:span text:style-name="T15">se descubrió América.</text:span></text:p>
      <text:p text:style-name="P39"/>
      <text:p text:style-name="P6"><text:soft-page-break/><text:span text:style-name="T49">Puede simplificarse quitando el verbo </text:span><text:span text:style-name="T25">ser</text:span><text:span text:style-name="T49"> y el relativo y formando de dos frases una:</text:span></text:p>
      <text:p text:style-name="P36"/>
      <text:p text:style-name="P7"><text:span text:style-name="T24">E</text:span><text:span text:style-name="T25">n e</text:span><text:span text:style-name="T14">l siglo XV</text:span><text:span text:style-name="T4"> </text:span><text:span text:style-name="T14">se descubrió América;</text:span></text:p>
      <text:p text:style-name="P40"/>
      <text:p text:style-name="P8"><text:span text:style-name="T50">pero como con esta simplificacion se pierde en ocasiones lo enfático, puede compensarse, cuando fuere necesario, con </text:span><text:span text:style-name="T51">la adicion de otra palabra como </text:span><text:span text:style-name="T26">precisamente</text:span><text:span text:style-name="T51">, </text:span><text:span text:style-name="T26">cabalmente:</text:span></text:p>
      <text:p text:style-name="P41"/>
      <text:p text:style-name="P9"><text:span text:style-name="T27">Precisamente e</text:span><text:span text:style-name="T25">n e</text:span><text:span text:style-name="T14">l siglo XV</text:span><text:span text:style-name="T4"> </text:span><text:span text:style-name="T14">se descubrió Améri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Moreno</meta:initial-creator>
    <meta:creation-date>2013-03-23T20:50:31</meta:creation-date>
    <dc:date>2013-07-14T22:51:17.72</dc:date>
    <meta:editing-duration>PT10H3M12S</meta:editing-duration>
    <meta:editing-cycles>57</meta:editing-cycles>
    <meta:generator>LibreOffice/4.0.3.3$Windows_x86 LibreOffice_project/0eaa50a932c8f2199a615e1eb30f7ac74279539</meta:generator>
    <meta:document-statistic meta:table-count="0" meta:image-count="0" meta:object-count="0" meta:page-count="6" meta:paragraph-count="45" meta:word-count="1896" meta:character-count="10926" meta:non-whitespace-character-count="9063"/>
  </office:meta>
</office:document-meta>
</file>